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B200000684A819B154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3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4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5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7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8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0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2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3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4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5" style:family="graphic" style:parent-style-name="standard" style:list-style-name="L5">
      <style:graphic-properties draw:stroke="solid" svg:stroke-width="0.026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6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7" style:family="graphic" style:parent-style-name="standard" style:list-style-name="L7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8" style:family="graphic" style:parent-style-name="standard" style:list-style-name="L7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9" style:family="graphic" style:parent-style-name="standard" style:list-style-name="L6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0" style:family="graphic" style:parent-style-name="standard" style:list-style-name="L6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1" style:family="graphic" style:parent-style-name="standard" style:list-style-name="L5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2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3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_35__5f_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emp3-title">
      <style:graphic-properties fo:min-height="3.506cm"/>
    </style:style>
    <style:style style:name="pr12" style:family="presentation" style:parent-style-name="Temp3-outline1">
      <style:graphic-properties fo:min-height="11.928cm"/>
    </style:style>
    <style:style style:name="pr13" style:family="presentation" style:parent-style-name="Temp3-notes">
      <style:graphic-properties draw:fill-color="#ffffff" draw:auto-grow-height="true" fo:min-height="13.364cm"/>
    </style:style>
    <style:style style:name="pr14" style:family="presentation" style:parent-style-name="Temp3-title">
      <style:graphic-properties draw:auto-grow-height="true" fo:min-height="2.404cm"/>
    </style:style>
    <style:style style:name="pr15" style:family="presentation" style:parent-style-name="Temp3-title">
      <style:graphic-properties draw:auto-grow-height="true" fo:min-height="2.465cm"/>
    </style:style>
    <style:style style:name="pr16" style:family="presentation" style:parent-style-name="Temp3-outline1">
      <style:graphic-properties fo:min-height="11.929cm"/>
    </style:style>
    <style:style style:name="pr17" style:family="presentation" style:parent-style-name="Temp3-title">
      <style:graphic-properties draw:auto-grow-height="true" fo:min-height="3.701cm"/>
    </style:style>
    <style:style style:name="pr18" style:family="presentation" style:parent-style-name="Temp3-title">
      <style:graphic-properties fo:min-height="1.851cm"/>
    </style:style>
    <style:style style:name="pr19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0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top="0cm" fo:margin-bottom="0cm" fo:text-align="start"/>
      <style:text-properties fo:font-size="19.3999996185303pt"/>
    </style:style>
    <style:style style:name="P8" style:family="paragraph">
      <style:paragraph-properties fo:margin-top="0cm" fo:margin-bottom="0cm" fo:line-height="100%" fo:text-align="start"/>
      <style:text-properties fo:font-size="19.3999996185303pt"/>
    </style:style>
    <style:style style:name="P9" style:family="paragraph">
      <style:paragraph-properties fo:margin-top="0cm" fo:margin-bottom="0cm" fo:text-align="start" style:font-independent-line-spacing="true"/>
      <style:text-properties fo:font-size="19.3999996185303pt"/>
    </style:style>
    <style:style style:name="P10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11" style:family="paragraph">
      <style:paragraph-properties fo:text-align="start" style:font-independent-line-spacing="true"/>
      <style:text-properties fo:font-size="26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4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.1000003814697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20" style:family="paragraph">
      <style:paragraph-properties fo:line-height="125%"/>
    </style:style>
    <style:style style:name="P21" style:family="paragraph">
      <style:text-properties style:font-name="DejaVu Sans Mono1" fo:font-size="32pt" style:font-size-asian="32pt" style:font-size-complex="32pt"/>
    </style:style>
    <style:style style:name="P22" style:family="paragraph">
      <style:text-properties fo:font-size="20pt"/>
    </style:style>
    <style:style style:name="P23" style:family="paragraph">
      <style:paragraph-properties fo:margin-left="1.27cm" fo:margin-right="0cm" fo:margin-top="0.123cm" fo:margin-bottom="0cm" fo:line-height="100%" fo:text-indent="-1.27cm" style:punctuation-wrap="hanging" style:line-break="strict"/>
    </style:style>
    <style:style style:name="P24" style:family="paragraph"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</style:style>
    <style:style style:name="P25" style:family="paragraph">
      <style:paragraph-properties fo:margin-left="1.27cm" fo:margin-right="0cm" fo:margin-top="0.132cm" fo:margin-bottom="0cm" fo:line-height="100%" fo:text-indent="-1.27cm" style:punctuation-wrap="hanging" style:line-break="strict"/>
    </style:style>
    <style:style style:name="P26" style:family="paragraph"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style:text-underline-style="none"/>
    </style:style>
    <style:style style:name="P27" style:family="paragraph"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ff0000" style:text-underline-style="none" fo:font-weight="bold" style:font-weight-asian="bold" style:font-weight-complex="bold"/>
    </style:style>
    <style:style style:name="P28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9" style:family="paragraph"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</style:style>
    <style:style style:name="P30" style:family="paragraph"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31" style:family="paragraph"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</style:style>
    <style:style style:name="P32" style:family="paragraph"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33" style:family="paragraph">
      <style:paragraph-properties fo:margin-left="1.27cm" fo:margin-right="0cm" fo:line-height="100%" fo:text-indent="-1.27cm"/>
    </style:style>
    <style:style style:name="P34" style:family="paragraph">
      <style:paragraph-properties fo:margin-left="1.27cm" fo:margin-right="0cm" fo:margin-top="0.194cm" fo:margin-bottom="0cm" fo:line-height="100%" fo:text-indent="-1.27cm" style:punctuation-wrap="hanging" style:line-break="strict"/>
    </style:style>
    <style:style style:name="P35" style:family="paragraph">
      <style:paragraph-properties fo:margin-left="1.27cm" fo:margin-right="0cm" fo:margin-top="0.194cm" fo:margin-bottom="0cm" fo:line-height="100%" fo:text-indent="-1.27cm" style:punctuation-wrap="hanging" style:line-break="strict" style:writing-mode="lr-tb" style:font-independent-line-spacing="true"/>
    </style:style>
    <style:style style:name="P36" style:family="paragraph">
      <style:paragraph-properties fo:margin-left="1.27cm" fo:margin-right="0cm" fo:margin-top="0.19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7" style:family="paragraph">
      <style:paragraph-properties fo:margin-left="1.27cm" fo:margin-right="0cm" fo:margin-top="0.141cm" fo:margin-bottom="0cm" fo:line-height="100%" fo:text-indent="-1.27cm" style:punctuation-wrap="hanging" style:line-break="strict"/>
    </style:style>
    <style:style style:name="P38" style:family="paragraph"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</style:style>
    <style:style style:name="P39" style:family="paragraph">
      <style:paragraph-properties fo:margin-left="1.27cm" fo:margin-right="0cm" fo:margin-top="0.141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0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41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42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line-height="100%" fo:text-indent="0cm" style:punctuation-wrap="hanging" style:line-break="strict"/>
    </style:style>
    <style:style style:name="P4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6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47" style:family="paragraph">
      <style:text-properties fo:font-size="28.1000003814697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49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5pt"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P5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normal" style:font-weight-asian="bold" style:font-weight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14" style:family="text">
      <style:text-properties fo:color="#007100" style:font-name="DejaVu Sans Mono1" fo:font-size="32pt" fo:language="en" fo:country="US" style:font-name-asian="Liberation Mono2" style:font-size-asian="32pt" style:font-size-complex="32pt"/>
    </style:style>
    <style:style style:name="T15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16" style:family="text">
      <style:text-properties fo:color="#0000ff" fo:language="en" fo:country="US"/>
    </style:style>
    <style:style style:name="T17" style:family="text">
      <style:text-properties fo:color="#ff0000" fo:language="en" fo:country="US"/>
    </style:style>
    <style:style style:name="T18" style:family="text">
      <style:text-properties fo:color="#00ff00" fo:language="en" fo:country="US"/>
    </style:style>
    <style:style style:name="T19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20" style:family="text">
      <style:text-properties fo:color="#ee493c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21" style:family="text">
      <style:text-properties fo:color="#ee493c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22" style:family="text">
      <style:text-properties fo:color="#00ac00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23" style:family="text">
      <style:text-properties fo:color="#531ffb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24" style:family="text">
      <style:text-properties fo:color="#531ffb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25" style:family="text">
      <style:text-properties fo:color="#0066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26" style:family="text">
      <style:text-properties fo:color="#ff00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27" style:family="text">
      <style:text-properties fo:color="#ee493c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8" style:family="text">
      <style:text-properties fo:color="#0066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9" style:family="text">
      <style:text-properties fo:color="#ee493c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30" style:family="text">
      <style:text-properties fo:color="#006600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3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ff00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35" style:family="text">
      <style:text-properties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36" style:family="text">
      <style:text-properties fo:color="#ff00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7" style:family="text">
      <style:text-properties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8" style:family="text">
      <style:text-properties fo:color="#0066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9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40" style:family="text">
      <style:text-properties fo:color="#0000cc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41" style:family="text">
      <style:text-properties fo:color="#000099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42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43" style:family="text">
      <style:text-properties fo:color="#000099"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44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5" style:family="text">
      <style:text-properties fo:color="#0000cc" style:font-name="Courier New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7" style:family="text">
      <style:text-properties fo:color="#0000cc" fo:language="en" fo:country="US"/>
    </style:style>
    <style:style style:name="T48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49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50" style:family="text">
      <style:text-properties fo:language="en" fo:country="US" fo:font-style="normal" style:font-style-asian="normal" style:font-style-complex="normal"/>
    </style:style>
    <style:style style:name="T51" style:family="text">
      <style:text-properties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52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53" style:family="text">
      <style:text-properties style:font-name="Courier New1" fo:font-size="16pt" fo:language="en" fo:country="US" style:font-name-asian="Courier New1" style:font-size-asian="16pt" style:font-name-complex="Courier New1" style:font-size-complex="16pt"/>
    </style:style>
    <style:style style:name="T54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55" style:family="text">
      <style:text-properties fo:color="#0000cc"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56" style:family="text">
      <style:text-properties fo:color="#0000cc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57" style:family="text">
      <style:text-properties fo:font-size="15pt" fo:language="en" fo:country="US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Lecture 14: </text:span><text:span text:style-name="T2">XML</text:span></text:p>
          </draw:text-box>
        </draw:frame>
        <presentation:notes draw:style-name="dp2">
          <office:forms form:automatic-focus="false" form:apply-design-mode="false"/>
          <draw:frame draw:name="Slide Number Placeholder 3" presentation:style-name="pr2" draw:text-style-name="P4" draw:layer="layout" svg:width="9.099cm" svg:height="1.484cm" svg:x="11.895cm" svg:y="28.2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" draw:text-style-name="P6" draw:layer="layout" svg:width="9.099cm" svg:height="1.484cm" svg:x="0cm" svg:y="28.21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3" draw:text-style-name="P6" draw:layer="layout" svg:width="9.099cm" svg:height="1.484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20" draw:style-name="gr1" draw:layer="layout" svg:width="15.359cm" svg:height="11.161cm" svg:x="3.095cm" svg:y="2.256cm" draw:page-number="1" presentation:class="page"/>
          <draw:frame draw:name="Notes Placeholder 21" presentation:style-name="pr4" draw:text-style-name="P9" draw:layer="layout" svg:width="16.799cm" svg:height="13.364cm" svg:x="2.105cm" svg:y="14.113cm" presentation:class="notes" presentation:user-transformed="true">
            <draw:text-box>
              <text:p text:style-name="P7"><text:span text:style-name="T4">Faculty Notes:</text:span></text:p>
              <text:p text:style-name="P8"><text:span text:style-name="T5">Introduce yourself.</text:span></text:p>
              <text:p text:style-name="P8"><text:span text:style-name="T5">Introduce the module and time frame: 2 hours, 15 minutes.</text:span></text:p>
              <text:p text:style-name="P8"><text:span text:style-name="T5"/></text:p>
              <text:p text:style-name="P8"><text:span text:style-name="T5"/></text:p>
              <text:p text:style-name="P8"><text:span text:style-name="T4">Participant Notes:</text:span></text:p>
              <text:p text:style-name="P8"><text:span text:style-name="T5">N/A</text:span></text:p>
            </draw:text-box>
          </draw:frame>
        </presentation:notes>
      </draw:page>
      <draw:page draw:name="Agenda" draw:style-name="dp1" draw:master-page-name="_35__5f_Basic_20_Layout">
        <office:forms form:automatic-focus="false" form:apply-design-mode="false"/>
        <draw:frame draw:name="Content Placeholder 10" presentation:style-name="pr5" draw:text-style-name="P10" draw:layer="layout" svg:width="25.212cm" svg:height="14.655cm" svg:x="1.423cm" svg:y="5.075cm" presentation:class="outline" presentation:user-transformed="true">
          <draw:text-box>
            <text:list text:style-name="L3">
              <text:list-item>
                <text:p><text:span text:style-name="T6">What is HTML, XML and XHTML</text:span></text:p>
              </text:list-item>
              <text:list-item>
                <text:p><text:span text:style-name="T6">XML goals</text:span></text:p>
              </text:list-item>
              <text:list-item>
                <text:p><text:span text:style-name="T6">XML syntax and creation rules</text:span></text:p>
              </text:list-item>
              <text:list-item>
                <text:p><text:span text:style-name="T6">XML schema definitions</text:span></text:p>
                <text:list>
                  <text:list-item>
                    <text:p><text:span text:style-name="T6">DTD and XSD</text:span></text:p>
                  </text:list-item>
                </text:list>
              </text:list-item>
              <text:list-item>
                <text:p><text:span text:style-name="T6">XML validation using</text:span></text:p>
                <text:list>
                  <text:list-item>
                    <text:p><text:span text:style-name="T6">DOM and SAX parsers</text:span></text:p>
                  </text:list-item>
                </text:list>
              </text:list-item>
            </text:list>
          </draw:text-box>
        </draw:frame>
        <draw:frame draw:name="Title 5" presentation:style-name="pr6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7">Agenda</text:span></text:p>
          </draw:text-box>
        </draw:frame>
        <draw:custom-shape draw:name="Content Placeholder 2" draw:style-name="gr2" draw:text-style-name="P12" draw:layer="Layout" svg:width="12.555cm" svg:height="13.858cm" svg:x="1.4cm" svg:y="3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3.999cm" svg:height="11.136cm" svg:x="3.499cm" svg:y="2.226cm" draw:page-number="2" presentation:class="page"/>
          <draw:frame draw:name="Notes Placeholder 2" presentation:style-name="pr7" draw:text-style-name="P15" draw:layer="layout" svg:width="16.799cm" svg:height="13.364cm" svg:x="2.1cm" svg:y="14.106cm" presentation:class="notes" presentation:user-transformed="true">
            <draw:text-box>
              <text:p text:style-name="P13"><text:span text:style-name="T8">Faculty Notes:</text:span></text:p>
              <text:p text:style-name="P13"><text:span text:style-name="T9">Review the agenda with the participants.</text:span></text:p>
              <text:p text:style-name="P13"><text:span text:style-name="T8"/></text:p>
              <text:p text:style-name="P13"><text:span text:style-name="T8">Participant Notes: </text:span></text:p>
              <text:p text:style-name="P13"><text:span text:style-name="T9">N/A</text:span></text:p>
              <text:p text:style-name="P14"><text:span text:style-name="T9"><text:s/></text:span></text:p>
              <text:p text:style-name="P14"><text:span text:style-name="T9"/></text:p>
            </draw:text-box>
          </draw:frame>
          <draw:frame draw:name="Footer Placeholder 8" presentation:style-name="pr8" draw:text-style-name="P17" draw:layer="layout" svg:width="9.099cm" svg:height="1.484cm" svg:x="0cm" svg:y="28.209cm" presentation:class="footer" presentation:user-transformed="true">
            <draw:text-box>
              <text:p text:style-name="P16"><text:span text:style-name="T3">Copyright © Accenture 2012</text:span></text:p>
            </draw:text-box>
          </draw:frame>
          <draw:frame draw:name="Header Placeholder 9" presentation:style-name="pr9" draw:text-style-name="P17" draw:layer="layout" svg:width="9.099cm" svg:height="1.484cm" svg:x="0cm" svg:y="0cm" presentation:class="header" presentation:user-transformed="true">
            <draw:text-box>
              <text:p text:style-name="P16"><text:span text:style-name="T3">ADF 2.0: Java: JDBC</text:span></text:p>
            </draw:text-box>
          </draw:frame>
          <draw:frame draw:name="Slide Number Placeholder 6" presentation:style-name="pr10" draw:text-style-name="P19" draw:layer="layout" svg:width="9.099cm" svg:height="1.484cm" svg:x="11.894cm" svg:y="28.209cm" presentation:class="page-number" presentation:user-transformed="true">
            <draw:text-box>
              <text:p text:style-name="P18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Temp3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6">Prehistory of XML — HTML</text:span></text:p>
          </draw:text-box>
        </draw:frame>
        <draw:frame presentation:style-name="pr12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0">HTML</text:span><text:span text:style-name="T6"> (</text:span><text:span text:style-name="T10">H</text:span><text:span text:style-name="T6">yper-</text:span><text:span text:style-name="T10">T</text:span><text:span text:style-name="T6">ext </text:span><text:span text:style-name="T10">M</text:span><text:span text:style-name="T6">arkup </text:span><text:span text:style-name="T10">L</text:span><text:span text:style-name="T6">anguage) is the standard markup language used to create web pages</text:span></text:p>
              </text:list-item>
              <text:list-item>
                <text:p><text:span text:style-name="T6">Was defined in 1992. <text:s/>as HTML 1.0</text:span></text:p>
              </text:list-item>
              <text:list-item>
                <text:p><text:span text:style-name="T6">Is a plain text document with a specific marks:</text:span></text:p>
                <text:list>
                  <text:list-item>
                    <text:p><text:span text:style-name="T6">&lt;head&gt; , &lt;body&gt; , &lt;h1&gt; , &lt;br&gt; etc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3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ML</text:span><text:span text:style-name="T6"><text:tab/>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0">XML</text:span><text:span text:style-name="T6"> (</text:span><text:span text:style-name="T10">Ex</text:span><text:span text:style-name="T6">tensible </text:span><text:span text:style-name="T10">M</text:span><text:span text:style-name="T6">arkup </text:span><text:span text:style-name="T10">L</text:span><text:span text:style-name="T6">anguage) is a markup language that defines a set of rules for encoding documents in a format which is both human-readable and machine-readable.</text:span></text:p>
              </text:list-item>
              <text:list-item>
                <text:p><text:span text:style-name="T6">Is used to </text:span><text:span text:style-name="T10">store</text:span><text:span text:style-name="T6"> and </text:span><text:span text:style-name="T10">transmit</text:span><text:span text:style-name="T6"> structured data</text:span></text:p>
              </text:list-item>
              <text:list-item>
                <text:p><text:span text:style-name="T6">Also is plain text document with specific marks (tags) to describe document structure</text:span></text:p>
              </text:list-item>
              <text:list-item>
                <text:p><text:span text:style-name="T6">Was developed by </text:span><text:span text:style-name="T10">W3C</text:span><text:span text:style-name="T6">(</text:span><text:span text:style-name="T10">W</text:span><text:span text:style-name="T6">orld </text:span><text:span text:style-name="T10">W</text:span><text:span text:style-name="T6">ide </text:span><text:span text:style-name="T10">W</text:span><text:span text:style-name="T6">eb </text:span><text:span text:style-name="T10">C</text:span><text:span text:style-name="T6">onsortium) to deal with issues of HTML</text:span></text:p>
              </text:list-item>
              <text:list-item>
                <text:p><text:span text:style-name="T11">Retrospectively</text:span><text:span text:style-name="T10"> SGML</text:span><text:span text:style-name="T6"> (</text:span><text:span text:style-name="T10">S</text:span><text:span text:style-name="T6">tandard </text:span><text:span text:style-name="T10">G</text:span><text:span text:style-name="T6">eneralized </text:span><text:span text:style-name="T10">M</text:span><text:span text:style-name="T6">arkup </text:span><text:span text:style-name="T10">L</text:span><text:span text:style-name="T6">anguage) was introduced as common ancestor of both HTML and XM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4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ML goals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6">Easy to use in the web</text:span></text:p>
              </text:list-item>
              <text:list-item>
                <text:p><text:span text:style-name="T6">Support for different applications</text:span></text:p>
              </text:list-item>
              <text:list-item>
                <text:p><text:span text:style-name="T12">Is subclass of </text:span><text:span text:style-name="T10"><text:s/>SGML</text:span><text:span text:style-name="T6"> (</text:span><text:span text:style-name="T10">S</text:span><text:span text:style-name="T6">tandard </text:span><text:span text:style-name="T10">G</text:span><text:span text:style-name="T6">eneralized </text:span><text:span text:style-name="T10">M</text:span><text:span text:style-name="T6">arkup </text:span><text:span text:style-name="T10">L</text:span><text:span text:style-name="T6">anguage)</text:span></text:p>
              </text:list-item>
              <text:list-item>
                <text:p><text:span text:style-name="T6">Easy to process and use</text:span></text:p>
              </text:list-item>
              <text:list-item>
                <text:p><text:span text:style-name="T6">Minimum set of mandatory features</text:span></text:p>
              </text:list-item>
              <text:list-item>
                <text:p><text:span text:style-name="T6">XML documents should be easy to create</text:span></text:p>
              </text:list-item>
              <text:list-item>
                <text:p><text:span text:style-name="T6">Simplicity over expressivenes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5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ML example</text:span></text:p>
          </draw:text-box>
        </draw:frame>
        <draw:frame presentation:style-name="Temp3-outline1" draw:text-style-name="P21" draw:layer="layout" svg:width="26cm" svg:height="16.4cm" svg:x="0.8cm" svg:y="4.2cm" presentation:class="outline" presentation:user-transformed="true">
          <draw:text-box>
            <text:p text:style-name="P20"><text:span text:style-name="T13">&lt;?xml version="1.0" encoding="UTF-8"?&gt;</text:span><text:span text:style-name="T13"><text:line-break/></text:span><text:span text:style-name="T14">&lt;persons&gt;</text:span><text:span text:style-name="T14"><text:line-break/></text:span><text:span text:style-name="T13"> <text:s text:c="3"/></text:span><text:span text:style-name="T14">&lt;person</text:span><text:span text:style-name="T13"> </text:span><text:span text:style-name="T15">id=</text:span><text:span text:style-name="T13">"person_1"</text:span><text:span text:style-name="T14">&gt;</text:span><text:span text:style-name="T14"><text:line-break/></text:span><text:span text:style-name="T13"> <text:s text:c="7"/></text:span><text:span text:style-name="T14">&lt;name&gt;</text:span><text:span text:style-name="T13">David</text:span><text:span text:style-name="T14">&lt;/name&gt;</text:span><text:span text:style-name="T14"><text:line-break/></text:span><text:span text:style-name="T13"> <text:s text:c="7"/></text:span><text:span text:style-name="T14">&lt;surname&gt;</text:span><text:span text:style-name="T13">Gilmour</text:span><text:span text:style-name="T14">&lt;/surname&gt;</text:span><text:span text:style-name="T14"><text:line-break/></text:span><text:span text:style-name="T13"> <text:s text:c="3"/></text:span><text:span text:style-name="T14">&lt;/person&gt;</text:span><text:span text:style-name="T14"><text:line-break/></text:span><text:span text:style-name="T13"> <text:s text:c="3"/></text:span><text:span text:style-name="T14">&lt;person</text:span><text:span text:style-name="T13"> </text:span><text:span text:style-name="T15">id=</text:span><text:span text:style-name="T13">"person_2"</text:span><text:span text:style-name="T14">&gt;</text:span><text:span text:style-name="T14"><text:line-break/></text:span><text:span text:style-name="T13"> <text:s text:c="7"/></text:span><text:span text:style-name="T14">&lt;name&gt;</text:span><text:span text:style-name="T13">Richard</text:span><text:span text:style-name="T14">&lt;/name&gt;</text:span><text:span text:style-name="T14"><text:line-break/></text:span><text:span text:style-name="T13"> <text:s text:c="7"/></text:span><text:span text:style-name="T14">&lt;surname&gt;</text:span><text:span text:style-name="T13">Wright</text:span><text:span text:style-name="T14">&lt;/surname&gt;</text:span><text:span text:style-name="T14"><text:line-break/></text:span><text:span text:style-name="T13"> <text:s text:c="3"/></text:span><text:span text:style-name="T14">&lt;/person&gt;</text:span><text:span text:style-name="T14"><text:line-break/></text:span><text:span text:style-name="T13"> <text:s text:c="3"/></text:span><text:span text:style-name="T14">&lt;person</text:span><text:span text:style-name="T13"> </text:span><text:span text:style-name="T15">id=</text:span><text:span text:style-name="T13">"person_3"</text:span><text:span text:style-name="T14">&gt;</text:span><text:span text:style-name="T14"><text:line-break/></text:span><text:span text:style-name="T13"> <text:s text:c="7"/></text:span><text:span text:style-name="T14">&lt;name&gt;</text:span><text:span text:style-name="T13">Nick</text:span><text:span text:style-name="T14">&lt;/name&gt;</text:span><text:span text:style-name="T14"><text:line-break/></text:span><text:span text:style-name="T13"> <text:s text:c="7"/></text:span><text:span text:style-name="T14">&lt;surname&gt;</text:span><text:span text:style-name="T13">Mason</text:span><text:span text:style-name="T14">&lt;/surname&gt;</text:span><text:span text:style-name="T14"><text:line-break/></text:span><text:span text:style-name="T13"> <text:s text:c="3"/></text:span><text:span text:style-name="T14">&lt;/person&gt;</text:span><text:span text:style-name="T14"><text:line-break/></text:span><text:span text:style-name="T14">&lt;/persons&gt;</text:span><text:span text:style-name="T13"><text:line-break/></text:span><text:span text:style-name="T13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6" presentation:class="page"/>
          <draw:frame presentation:style-name="pr13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ML appliances</text:span><text:span text:style-name="T6"><text:tab/>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Storage and transmission of Web content</text:p>
              </text:list-item>
              <text:list-item>
                <text:p>Storage and transmission of structured data</text:p>
              </text:list-item>
              <text:list-item>
                <text:p>Configuration fil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7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HTML vs HTML</text:span></text:p>
          </draw:text-box>
        </draw:frame>
        <draw:frame presentation:style-name="pr12" draw:layer="layout" svg:width="26cm" svg:height="16.2cm" svg:x="1.4cm" svg:y="4.4cm" presentation:class="outline" presentation:user-transformed="true">
          <draw:text-box>
            <text:list text:style-name="L3">
              <text:list-item>
                <text:p><text:span text:style-name="T10">XHTML </text:span><text:span text:style-name="T12">is also </text:span><text:span text:style-name="T10">XML</text:span><text:span text:style-name="T12">, </text:span><text:span text:style-name="T10">HTML</text:span><text:span text:style-name="T12"> is not</text:span></text:p>
              </text:list-item>
              <text:list-item>
                <text:p><text:span text:style-name="T12">HTML</text:span></text:p>
                <text:list>
                  <text:list-item>
                    <text:p><text:span text:style-name="T12">Some elements in HTML</text:span><text:span text:style-name="T6"> can skip closing tags</text:span></text:p>
                  </text:list-item>
                  <text:list-item>
                    <text:p><text:span text:style-name="T6">Element names are not case sensitive</text:span></text:p>
                  </text:list-item>
                  <text:list-item>
                    <text:p><text:span text:style-name="T6">Attribute values can be written without quotes</text:span></text:p>
                  </text:list-item>
                </text:list>
              </text:list-item>
              <text:list-item>
                <text:p><text:span text:style-name="T6">XHTML</text:span></text:p>
                <text:list>
                  <text:list-item>
                    <text:p><text:span text:style-name="T6"><text:s/></text:span><text:span text:style-name="T6">XHTML DOCTYPE is mandatory</text:span></text:p>
                  </text:list-item>
                  <text:list-item>
                    <text:p><text:span text:style-name="T6">The xmlns attribute in &lt;html&gt; is mandatory</text:span></text:p>
                  </text:list-item>
                  <text:list-item>
                    <text:p><text:span text:style-name="T6">&lt;html&gt;, &lt;head&gt;, &lt;title&gt;, and &lt;body&gt; are mandatory</text:span></text:p>
                  </text:list-item>
                  <text:list-item>
                    <text:p><text:span text:style-name="T6">XHTML Elements</text:span></text:p>
                    <text:list>
                      <text:list-item>
                        <text:p><text:span text:style-name="T6">XHTML elements must be properly nested</text:span></text:p>
                      </text:list-item>
                      <text:list-item>
                        <text:p><text:span text:style-name="T6">XHTML elements must always be closed</text:span></text:p>
                      </text:list-item>
                      <text:list-item>
                        <text:p><text:span text:style-name="T6">XHTML elements must be in lowercase</text:span></text:p>
                      </text:list-item>
                      <text:list-item>
                        <text:p><text:span text:style-name="T6">XHTML documents must have one root element</text:span></text:p>
                      </text:list-item>
                    </text:list>
                  </text:list-item>
                  <text:list-item>
                    <text:p><text:span text:style-name="T6">XHTML Attributes</text:span></text:p>
                    <text:list>
                      <text:list-item>
                        <text:p><text:span text:style-name="T6">Attribute names must be in lower case</text:span></text:p>
                      </text:list-item>
                      <text:list-item>
                        <text:p><text:span text:style-name="T6">Attribute values must be quoted</text:span></text:p>
                      </text:list-item>
                      <text:list-item>
                        <text:p><text:span text:style-name="T6">Attribute minimization is forb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8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ML content structure</text:span><text:span text:style-name="T6"><text:tab/>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6">XML content is structured around 3 main types of structure:</text:span></text:p>
                <text:list>
                  <text:list-item>
                    <text:p><text:span text:style-name="T16">Tags</text:span></text:p>
                  </text:list-item>
                  <text:list-item>
                    <text:p><text:span text:style-name="T17">Elements</text:span></text:p>
                  </text:list-item>
                  <text:list-item>
                    <text:p><text:span text:style-name="T18">Attributes</text:span></text:p>
                  </text:list-item>
                </text:list>
              </text:list-item>
            </text:list>
          </draw:text-box>
        </draw:frame>
        <draw:custom-shape draw:name="Rectangle 5" draw:style-name="gr3" draw:text-style-name="P24" draw:layer="layout" svg:width="10.998cm" svg:height="4.428cm" svg:x="2.275cm" svg:y="14.049cm">
          <text:list text:style-name="L5">
            <text:list-header>
              <text:p text:style-name="P23"><text:span text:style-name="T19">&lt;persons&gt;</text:span></text:p>
              <text:p text:style-name="P23"><text:span text:style-name="T19"><text:s text:c="4"/></text:span><text:span text:style-name="T19">&lt;person id="person_1"&gt;</text:span></text:p>
              <text:p text:style-name="P23"><text:span text:style-name="T19"><text:s text:c="8"/></text:span><text:span text:style-name="T20">&lt;name&gt;David&lt;/name&gt;</text:span></text:p>
              <text:p text:style-name="P23"><text:span text:style-name="T21"><text:s text:c="8"/></text:span><text:span text:style-name="T20">&lt;surname&gt;Gilmour&lt;/surname&gt;</text:span></text:p>
              <text:p text:style-name="P23"><text:span text:style-name="T19"><text:s text:c="4"/></text:span><text:span text:style-name="T19">&lt;/person&gt;</text:span></text:p>
              <text:p text:style-name="P23"><text:span text:style-name="T19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4" draw:layer="layout" svg:width="10.998cm" svg:height="4.428cm" svg:x="13.674cm" svg:y="14.097cm">
          <text:list text:style-name="L5">
            <text:list-header>
              <text:p text:style-name="P23"><text:span text:style-name="T19">&lt;persons&gt;</text:span></text:p>
              <text:p text:style-name="P23"><text:span text:style-name="T19"><text:s text:c="4"/></text:span><text:span text:style-name="T19">&lt;person </text:span><text:span text:style-name="T22">id="person_1"</text:span><text:span text:style-name="T19">&gt;</text:span></text:p>
              <text:p text:style-name="P23"><text:span text:style-name="T19"><text:s text:c="8"/></text:span><text:span text:style-name="T19">&lt;name&gt;David&lt;/name&gt;</text:span></text:p>
              <text:p text:style-name="P23"><text:span text:style-name="T19"><text:s text:c="8"/></text:span><text:span text:style-name="T19">&lt;surname&gt;Gilmour&lt;/surname&gt;</text:span></text:p>
              <text:p text:style-name="P23"><text:span text:style-name="T19"><text:s text:c="4"/></text:span><text:span text:style-name="T19">&lt;/person&gt;</text:span></text:p>
              <text:p text:style-name="P23"><text:span text:style-name="T19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24" draw:layer="layout" svg:width="11.006cm" svg:height="4.428cm" svg:x="13.67cm" svg:y="9.251cm">
          <text:list text:style-name="L5">
            <text:list-header>
              <text:p text:style-name="P23"><text:span text:style-name="T23">&lt;persons&gt;</text:span></text:p>
              <text:p text:style-name="P23"><text:span text:style-name="T24"><text:s text:c="4"/></text:span><text:span text:style-name="T23">&lt;person</text:span><text:span text:style-name="T24"> </text:span><text:span text:style-name="T19">id="person_1"</text:span><text:span text:style-name="T23">&gt;</text:span></text:p>
              <text:p text:style-name="P23"><text:span text:style-name="T24"><text:s text:c="8"/></text:span><text:span text:style-name="T23">&lt;name&gt;</text:span><text:span text:style-name="T19">David</text:span><text:span text:style-name="T23">&lt;/name&gt;</text:span></text:p>
              <text:p text:style-name="P23"><text:span text:style-name="T24"><text:s text:c="8"/></text:span><text:span text:style-name="T23">&lt;surname&gt;</text:span><text:span text:style-name="T19">Gilmour</text:span><text:span text:style-name="T23">&lt;/surname&gt;</text:span></text:p>
              <text:p text:style-name="P23"><text:span text:style-name="T24"><text:s text:c="4"/></text:span><text:span text:style-name="T23">&lt;/person&gt;</text:span></text:p>
              <text:p text:style-name="P23"><text:span text:style-name="T23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9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LM rule 1: Root element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6">XML structure should start with one and only one root element</text:span></text:p>
              </text:list-item>
            </text:list>
          </draw:text-box>
        </draw:frame>
        <draw:custom-shape draw:name="Rectangle 4" draw:style-name="gr6" draw:text-style-name="P26" draw:layer="layout" svg:width="15.548cm" svg:height="3.959cm" svg:x="6.052cm" svg:y="7.2cm">
          <text:list text:style-name="L5">
            <text:list-header>
              <text:p text:style-name="P25"><text:span text:style-name="T25">&lt;?xml version="1.0"?&gt;</text:span></text:p>
              <text:p text:style-name="P25"><text:span text:style-name="T25">&lt;!-- Correct XML document --&gt;</text:span></text:p>
              <text:p text:style-name="P25"><text:span text:style-name="T25">&lt;greeting&gt;</text:span></text:p>
              <text:p text:style-name="P25"><text:span text:style-name="T25">Hello, World!</text:span></text:p>
              <text:p text:style-name="P25"><text:span text:style-name="T25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7" draw:layer="layout" svg:width="15.553cm" svg:height="6.257cm" svg:x="6cm" svg:y="11.943cm">
          <text:list text:style-name="L5">
            <text:list-header>
              <text:p text:style-name="P25"><text:span text:style-name="T26">&lt;?xml version="1.0"?&gt;</text:span></text:p>
              <text:p text:style-name="P25"><text:span text:style-name="T26">&lt;!-- Icorrect XML document --&gt;</text:span></text:p>
              <text:p text:style-name="P25"><text:span text:style-name="T26">&lt;greeting&gt;</text:span></text:p>
              <text:p text:style-name="P25"><text:span text:style-name="T26">Hello, World!</text:span></text:p>
              <text:p text:style-name="P25"><text:span text:style-name="T26">&lt;/greeting&gt;</text:span></text:p>
              <text:p text:style-name="P25"><text:span text:style-name="T26">&lt;greeting&gt;</text:span></text:p>
              <text:p text:style-name="P25"><text:span text:style-name="T26">Hola, el Mundo!</text:span></text:p>
              <text:p text:style-name="P25"><text:span text:style-name="T26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0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Temp3" presentation:presentation-page-layout-name="AL2T1">
        <office:forms form:automatic-focus="false" form:apply-design-mode="false"/>
        <draw:frame presentation:style-name="pr15" draw:layer="layout" svg:width="25.199cm" svg:height="2.465cm" svg:x="1.801cm" svg:y="0.917cm" presentation:class="title" presentation:user-transformed="true">
          <draw:text-box>
            <text:p><text:span text:style-name="T6">XML rule 2: tree structure</text:span></text:p>
          </draw:text-box>
        </draw:frame>
        <draw:custom-shape draw:name="Rectangle 5" draw:style-name="gr8" draw:text-style-name="P29" draw:layer="layout" svg:width="17.599cm" svg:height="3.154cm" svg:x="4.4cm" svg:y="11.4cm">
          <text:list text:style-name="L5">
            <text:list-header>
              <text:p text:style-name="P28"><text:span text:style-name="T27">&lt;?xml version="1.0"?&gt;</text:span></text:p>
              <text:p text:style-name="P28"><text:span text:style-name="T27">&lt;!-- Incorrect document --&gt;</text:span></text:p>
              <text:p text:style-name="P28"><text:span text:style-name="T27">&lt;person&gt;&lt;name&gt;Jonh Brown&lt;/person&gt;&lt;/nam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9" draw:text-style-name="P29" draw:layer="layout" svg:width="17.599cm" svg:height="5.2cm" svg:x="4.401cm" svg:y="15cm">
          <text:list text:style-name="L5">
            <text:list-header>
              <text:p text:style-name="P28"><text:span text:style-name="T27">&lt;?xml version="1.0"?&gt;</text:span></text:p>
              <text:p text:style-name="P28"><text:span text:style-name="T27">&lt;!-- Incorrect document --&gt;</text:span></text:p>
              <text:p text:style-name="P28"><text:span text:style-name="T27">&lt;p&gt;</text:span></text:p>
              <text:p text:style-name="P28"><text:span text:style-name="T27">&lt;b&gt;My name is &lt;i&gt;John Brown&lt;/b&gt;.&lt;/i&gt;</text:span></text:p>
              <text:p text:style-name="P28"><text:span text:style-name="T27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6" draw:layer="layout" svg:width="25.199cm" svg:height="3.286cm" svg:x="1.201cm" svg:y="4.314cm" presentation:class="outline" presentation:user-transformed="true">
          <draw:text-box>
            <text:list text:style-name="L3">
              <text:list-item>
                <text:p><text:span text:style-name="T6">XML elements should form correct tree-like structure</text:span></text:p>
              </text:list-item>
            </text:list>
          </draw:text-box>
        </draw:frame>
        <draw:custom-shape draw:name="Rectangle 5" draw:style-name="gr10" draw:text-style-name="P30" draw:layer="layout" svg:width="17.599cm" svg:height="3.154cm" svg:x="4.4cm" svg:y="7.6cm">
          <text:list text:style-name="L5">
            <text:list-header>
              <text:p text:style-name="P28"><text:span text:style-name="T28">&lt;?xml version="1.0"?&gt;</text:span></text:p>
              <text:p text:style-name="P28"><text:span text:style-name="T28">&lt;!-- Correct document --&gt;</text:span></text:p>
              <text:p text:style-name="P28"><text:span text:style-name="T28">&lt;person&gt;&lt;name&gt;Jonh Brown&lt;/name&gt;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1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3.701cm" svg:x="1.4cm" svg:y="0.219cm" presentation:class="title" presentation:user-transformed="true">
          <draw:text-box>
            <text:p><text:span text:style-name="T6">XML rule 3: mandatory closing tags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6">Closing tags are mandatory for XML</text:span></text:p>
                <text:p><text:span text:style-name="T6"/></text:p>
                <text:p><text:span text:style-name="T6"/></text:p>
              </text:list-item>
              <text:list-item>
                <text:p><text:span text:style-name="T6">Empty tag can be shortened in form </text:span><text:span text:style-name="T10">&lt;empty_tag /&gt;</text:span></text:p>
                <text:list>
                  <text:list-item>
                    <text:p><text:span text:style-name="T6">For compatibility with old software, space before slash can be used</text:span></text:p>
                  </text:list-item>
                </text:list>
              </text:list-item>
            </text:list>
          </draw:text-box>
        </draw:frame>
        <draw:custom-shape draw:name="Rectangle 5" draw:style-name="gr11" draw:text-style-name="P31" draw:layer="layout" svg:width="14.75cm" svg:height="3.193cm" svg:x="5.65cm" svg:y="5.6cm">
          <text:list text:style-name="L5">
            <text:list-header>
              <text:p text:style-name="P25"><text:span text:style-name="T29">&lt;!-- Incorrect XML --&gt;</text:span></text:p>
              <text:p text:style-name="P25"><text:span text:style-name="T29">&lt;p&gt;My name is John Brown</text:span></text:p>
              <text:p text:style-name="P25"><text:span text:style-name="T29">&lt;p&gt;I am 25 years old</text:span></text:p>
              <text:p text:style-name="P25"><text:span text:style-name="T29">&lt;p&gt;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" draw:text-style-name="P32" draw:layer="layout" svg:width="14.799cm" svg:height="3.193cm" svg:x="6.2cm" svg:y="15.8cm">
          <text:list text:style-name="L5">
            <text:list-header>
              <text:p text:style-name="P25"><text:span text:style-name="T30">&lt;!-- Three equivalent break elements --&gt;</text:span></text:p>
              <text:p text:style-name="P25"><text:span text:style-name="T30">&lt;br&gt;&lt;/br&gt;</text:span></text:p>
              <text:p text:style-name="P25"><text:span text:style-name="T30">&lt;br /&gt;</text:span></text:p>
              <text:p text:style-name="P25"><text:span text:style-name="T30">&lt;br/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2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Temp3" presentation:presentation-page-layout-name="AL2T1">
        <office:forms form:automatic-focus="false" form:apply-design-mode="false"/>
        <draw:frame presentation:style-name="pr15" draw:layer="layout" svg:width="25.199cm" svg:height="2.465cm" svg:x="1.4cm" svg:y="0.837cm" presentation:class="title" presentation:user-transformed="true">
          <draw:text-box>
            <text:p><text:span text:style-name="T6">XML rule 4: case sensitivity</text:span></text:p>
          </draw:text-box>
        </draw:frame>
        <draw:frame presentation:style-name="pr12" draw:layer="layout" svg:width="24.639cm" svg:height="6.4cm" svg:x="1.361cm" svg:y="4cm" presentation:class="outline" presentation:user-transformed="true">
          <draw:text-box>
            <text:list text:style-name="L3">
              <text:list-item>
                <text:p><text:span text:style-name="T12">In </text:span><text:span text:style-name="T10">HTML</text:span><text:span text:style-name="T6"> </text:span><text:span text:style-name="T31">&lt;h1&gt;</text:span><text:span text:style-name="T6"> and </text:span><text:span text:style-name="T31">&lt;H1&gt;</text:span><text:span text:style-name="T6"> is the same tag</text:span><text:span text:style-name="T6"><text:line-break/></text:span><text:span text:style-name="T6">(although is not recommended)</text:span></text:p>
              </text:list-item>
              <text:list-item>
                <text:p><text:span text:style-name="T6">In </text:span><text:span text:style-name="T10">XML</text:span><text:span text:style-name="T6"> </text:span><text:span text:style-name="T31">&lt;h1&gt;</text:span><text:span text:style-name="T6"> and </text:span><text:span text:style-name="T31">&lt;H1&gt; </text:span><text:span text:style-name="T32">are two </text:span><text:span text:style-name="T33">different tags</text:span></text:p>
              </text:list-item>
            </text:list>
          </draw:text-box>
        </draw:frame>
        <draw:custom-shape draw:name="Rectangle 4" draw:style-name="gr13" draw:text-style-name="P29" draw:layer="layout" svg:width="14.151cm" svg:height="8.94cm" svg:x="6.649cm" svg:y="10.86cm">
          <text:list text:style-name="L5">
            <text:list-header>
              <text:p text:style-name="P28"><text:span text:style-name="T34">&lt;!-- Incorrect XML --&gt;</text:span></text:p>
              <text:p text:style-name="P28"><text:span text:style-name="T34">&lt;PERSON&gt;</text:span></text:p>
              <text:p text:style-name="P28"><text:span text:style-name="T34">Elements are case sensitive</text:span></text:p>
              <text:p text:style-name="P28"><text:span text:style-name="T34">&lt;/person&gt;</text:span></text:p>
              <text:p text:style-name="P28"><text:span text:style-name="T35"/></text:p>
              <text:p text:style-name="P28"><text:span text:style-name="T28">&lt;!-- Correct XML --&gt;</text:span></text:p>
              <text:p text:style-name="P28"><text:span text:style-name="T28">&lt;person&gt;</text:span></text:p>
            </text:list-header>
          </text:list>
          <text:list text:style-name="L6">
            <text:list-header>
              <text:p text:style-name="P33"><text:span text:style-name="T28">Elements are case sensitive </text:span></text:p>
              <text:p text:style-name="P33"><text:span text:style-name="T28">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3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3.701cm" svg:x="1.4cm" svg:y="0.219cm" presentation:class="title" presentation:user-transformed="true">
          <draw:text-box>
            <text:p><text:span text:style-name="T6">XML rule 6: quoted attribute values</text:span></text:p>
          </draw:text-box>
        </draw:frame>
        <draw:frame presentation:style-name="pr12" draw:layer="layout" svg:width="24.639cm" svg:height="15.866cm" svg:x="1.4cm" svg:y="4.2cm" presentation:class="outline" presentation:user-transformed="true">
          <draw:text-box>
            <text:list text:style-name="L3">
              <text:list-item>
                <text:p><text:span text:style-name="T6">Attrubutes should have values</text:span></text:p>
              </text:list-item>
              <text:list-item>
                <text:p><text:span text:style-name="T6">Values should be quoted with either single or double qotes</text:span></text:p>
              </text:list-item>
            </text:list>
          </draw:text-box>
        </draw:frame>
        <draw:custom-shape draw:name="Rectangle 4" draw:style-name="gr14" draw:text-style-name="P35" draw:layer="layout" svg:width="16.33cm" svg:height="5.692cm" svg:x="5.67cm" svg:y="10.2cm">
          <text:list text:style-name="L5">
            <text:list-header>
              <text:p text:style-name="P34"><text:span text:style-name="T36">&lt;!-- Incorrect XML --&gt;</text:span></text:p>
              <text:p text:style-name="P34"><text:span text:style-name="T36">&lt;ol compact&gt;</text:span></text:p>
              <text:p text:style-name="P34"><text:span text:style-name="T37"/></text:p>
              <text:p text:style-name="P34"><text:span text:style-name="T38">&lt;!-- Correct XML --&gt;</text:span></text:p>
              <text:p text:style-name="P34"><text:span text:style-name="T38">&lt;ol compact="yes"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4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ML declaration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6">Most of </text:span><text:span text:style-name="T10">XML</text:span><text:span text:style-name="T6"> documents start with XML declaration which provides meta-info about document:</text:span></text:p>
                <text:list>
                  <text:list-item>
                    <text:p><text:span text:style-name="T6">It clearly states that it is XML</text:span></text:p>
                  </text:list-item>
                  <text:list-item>
                    <text:p><text:span text:style-name="T6">It clearly states encoding of non-Latin characters</text:span></text:p>
                  </text:list-item>
                </text:list>
              </text:list-item>
              <text:list-item>
                <text:p><text:span text:style-name="T12">XML </text:span><text:span text:style-name="T6">declaration s not mandatory but is recommended</text:span><text:span text:style-name="T6"><text:line-break/></text:span><text:span text:style-name="T6"/></text:p>
              </text:list-item>
            </text:list>
          </draw:text-box>
        </draw:frame>
        <draw:custom-shape draw:name="Rectangle 4" draw:style-name="gr15" draw:text-style-name="P35" draw:layer="layout" svg:width="20.145cm" svg:height="2.317cm" svg:x="4.255cm" svg:y="14.883cm">
          <text:list text:style-name="L5">
            <text:list-header>
              <text:p text:style-name="P34"><text:span text:style-name="T37">&lt;?xml version="1.0" </text:span></text:p>
              <text:p text:style-name="P36"><text:span text:style-name="T37"><text:tab/></text:span><text:span text:style-name="T37">encoding="UTF-8" standalone="no"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5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Definition of XML structure </text:span>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Structure of XML elements should be definded</text:span></text:p>
              </text:list-item>
              <text:list-item>
                <text:p><text:span text:style-name="T6">Definition of XML structure is usually defined in XML schema, using two formats:</text:span></text:p>
                <text:list>
                  <text:list-item>
                    <text:p><text:span text:style-name="T10">DTD — document type definition</text:span></text:p>
                  </text:list-item>
                  <text:list-item>
                    <text:p><text:span text:style-name="T10">XSD — XML Schema Defini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6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Temp3" presentation:presentation-page-layout-name="AL2T1">
        <office:forms form:automatic-focus="false" form:apply-design-mode="false"/>
        <draw:frame presentation:style-name="pr15" draw:layer="layout" svg:width="25.199cm" svg:height="2.465cm" svg:x="1.4cm" svg:y="0.837cm" presentation:class="title" presentation:user-transformed="true">
          <draw:text-box>
            <text:p><text:span text:style-name="T6">DTD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6">DTD </text:span><text:span text:style-name="T12">document type definition was first format for definition of XML structure</text:span></text:p>
              </text:list-item>
              <text:list-item>
                <text:p><text:span text:style-name="T10">DTD</text:span><text:span text:style-name="T6"> </text:span><text:span text:style-name="T10">is not XML</text:span></text:p>
              </text:list-item>
            </text:list>
          </draw:text-box>
        </draw:frame>
        <draw:custom-shape draw:name="Rectangle 4" draw:style-name="gr16" draw:text-style-name="P38" draw:layer="layout" svg:width="21.003cm" svg:height="7.473cm" svg:x="3.47cm" svg:y="10.984cm">
          <text:list text:style-name="L5">
            <text:list-header>
              <text:p text:style-name="P37"><text:span text:style-name="T39">&lt;!-- address.dtd --&gt;</text:span></text:p>
              <text:p text:style-name="P37"><text:span text:style-name="T39">&lt;!ELEMENT address (name, street, city, postal-code)&gt;</text:span></text:p>
              <text:p text:style-name="P37"><text:span text:style-name="T39">&lt;!ELEMENT name (title? first-name, last-name)&gt;</text:span></text:p>
              <text:p text:style-name="P37"><text:span text:style-name="T39">&lt;!ELEMENT title (#PCDATA)&gt;</text:span></text:p>
              <text:p text:style-name="P37"><text:span text:style-name="T39">&lt;!ELEMENT first-name (#PCDATA)&gt;</text:span></text:p>
              <text:p text:style-name="P37"><text:span text:style-name="T39">&lt;!ELEMENT last-name (#PCDATA)&gt;</text:span></text:p>
              <text:p text:style-name="P37"><text:span text:style-name="T39">&lt;!ELEMENT street (#PCDATA)&gt;</text:span></text:p>
              <text:p text:style-name="P37"><text:span text:style-name="T39">&lt;!ELEMENT city (#PCDATA)&gt;</text:span></text:p>
              <text:p text:style-name="P37"><text:span text:style-name="T39">&lt;!ELEMENT postal-code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7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DTD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0">XML</text:span><text:span text:style-name="T6"> can have reference to DTD schema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10">XHTML</text:span><text:span text:style-name="T6"> frequently refer to w3c schema:</text:span></text:p>
              </text:list-item>
            </text:list>
          </draw:text-box>
        </draw:frame>
        <draw:custom-shape draw:name="Text Box 4" draw:style-name="gr17" draw:text-style-name="P38" draw:layer="layout" svg:width="18.536cm" svg:height="2.571cm" svg:x="3.034cm" svg:y="7cm">
          <text:list text:style-name="L7">
            <text:list-header>
              <text:p text:style-name="P37"><text:span text:style-name="T39">&lt;?xml version="1.1"&gt;</text:span></text:p>
              <text:p text:style-name="P37"><text:span text:style-name="T39">&lt;!DOCTYPE </text:span><text:span text:style-name="T40">persons</text:span><text:span text:style-name="T39"> </text:span></text:p>
              <text:p text:style-name="P39"><text:span text:style-name="T39"><text:tab/></text:span><text:span text:style-name="T39">SYSTEM "</text:span><text:span text:style-name="T41">http://www.music.com/persons.dtd"</text:span><text:span text:style-name="T39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" draw:text-style-name="P38" draw:layer="layout" svg:width="24.294cm" svg:height="2.571cm" svg:x="1.993cm" svg:y="14.481cm">
          <text:list text:style-name="L7">
            <text:list-header>
              <text:p text:style-name="P37"><text:span text:style-name="T42">&lt;!DOCTYPE html </text:span></text:p>
              <text:p text:style-name="P39"><text:span text:style-name="T39"><text:tab/></text:span><text:span text:style-name="T42">PUBLIC "-//W3C//DTD XHTML 1.0 Transitional//EN" </text:span></text:p>
              <text:p text:style-name="P39"><text:span text:style-name="T39"><text:tab/></text:span><text:span text:style-name="T42">"</text:span><text:span text:style-name="T43">http://www.w3.org/TR/xhtml1/DTD/xhtml1-transitional.dtd</text:span><text:span text:style-name="T42">"&gt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8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DTD elements</text:span></text:p>
          </draw:text-box>
        </draw:frame>
        <draw:frame presentation:style-name="pr12" draw:layer="layout" svg:width="24.639cm" svg:height="12.178cm" svg:x="1.4cm" svg:y="4.914cm" presentation:class="outline" presentation:user-transformed="true">
          <draw:text-box>
            <text:p text:style-name="P40"><text:span text:style-name="T44">&lt;!ELEMENT </text:span><text:span text:style-name="T45">element-name</text:span><text:span text:style-name="T46"> </text:span><text:span text:style-name="T45">content-model</text:span><text:span text:style-name="T44">&gt;</text:span></text:p>
            <text:p text:style-name="P40"><text:span text:style-name="T44"/></text:p>
            <text:p text:style-name="P40"><text:span text:style-name="T44"/></text:p>
            <text:list text:style-name="L3">
              <text:list-item>
                <text:p><text:span text:style-name="T6">Content model (satura modelis) definē satura <text:s/>derīguma prasības visiem elementiem ar </text:span><text:span text:style-name="T47">norādīto vārdu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9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Temp3" presentation:presentation-page-layout-name="AL2T1">
        <office:forms form:automatic-focus="false" form:apply-design-mode="false"/>
        <draw:frame presentation:style-name="pr15" draw:layer="layout" svg:width="25.199cm" svg:height="2.465cm" svg:x="1.4cm" svg:y="0.837cm" presentation:class="title" presentation:user-transformed="true">
          <draw:text-box>
            <text:p>Main DTD constructs</text:p>
          </draw:text-box>
        </draw:frame>
        <draw:frame presentation:style-name="pr12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<text:span text:style-name="T6">An element type declaration defines an element and its possible content with following syntax:</text:span></text:p>
                <text:list>
                  <text:list-item>
                    <text:p><text:span text:style-name="T10">EMPTY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element can be empty</text:span></text:p>
                  </text:list-item>
                  <text:list-item>
                    <text:p><text:span text:style-name="T10">ANY</text:span><text:span text:style-name="T10"><text:tab/></text:span><text:span text:style-name="T6"><text:tab/></text:span><text:span text:style-name="T6"><text:tab/></text:span><text:span text:style-name="T6"><text:tab/></text:span><text:span text:style-name="T6"><text:tab/></text:span><text:span text:style-name="T6">element can contain any content</text:span></text:p>
                  </text:list-item>
                  <text:list-item>
                    <text:p><text:span text:style-name="T10">element name</text:span><text:span text:style-name="T6"><text:tab/></text:span><text:span text:style-name="T6">element name</text:span></text:p>
                  </text:list-item>
                  <text:list-item>
                    <text:p><text:span text:style-name="T10">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equence list</text:span></text:p>
                  </text:list-item>
                  <text:list-item>
                    <text:p><text:span text:style-name="T10">|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OR</text:span></text:p>
                  </text:list-item>
                  <text:list-item>
                    <text:p><text:span text:style-name="T10">?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optional</text:span></text:p>
                  </text:list-item>
                  <text:list-item>
                    <text:p><text:span text:style-name="T10">*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ero or more repetitions</text:span></text:p>
                  </text:list-item>
                  <text:list-item>
                    <text:p><text:span text:style-name="T10">+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2">one or more repetition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0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DTD example</text:span></text:p>
          </draw:text-box>
        </draw:frame>
        <draw:custom-shape draw:name="Rectangle 72" draw:style-name="gr19" draw:text-style-name="P42" draw:layer="layout" svg:width="22.064cm" svg:height="6.813cm" svg:x="2.936cm" svg:y="6.111cm">
          <text:list text:style-name="L6">
            <text:list-header>
              <text:p text:style-name="P41"><text:span text:style-name="T48">&lt;!ELEMENT persons (person</text:span><text:span text:style-name="T49">+</text:span><text:span text:style-name="T48">)&gt;</text:span></text:p>
              <text:p text:style-name="P41"><text:span text:style-name="T48">&lt;!ELEMENT person (name, </text:span><text:span text:style-name="T49">surname, </text:span><text:span text:style-name="T48">birthdate?, </text:span><text:span text:style-name="T49">address*</text:span><text:span text:style-name="T48">)&gt;</text:span></text:p>
              <text:p text:style-name="P41"><text:span text:style-name="T48">&lt;!ELEMENT name (#PCDATA)&gt;</text:span></text:p>
              <text:p text:style-name="P41"><text:span text:style-name="T48">&lt;!ELEMENT </text:span><text:span text:style-name="T49">sur</text:span><text:span text:style-name="T48">name (#PCDATA)&gt;</text:span></text:p>
              <text:p text:style-name="P41"><text:span text:style-name="T48">&lt;!ELEMENT birthdate (#PCDATA)&gt;</text:span></text:p>
              <text:p text:style-name="P41"><text:span text:style-name="T48">&lt;!ELEMENT </text:span><text:span text:style-name="T49">address</text:span><text:span text:style-name="T48">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1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ML schema</text:span>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10">XSD schema </text:span><text:span text:style-name="T12">is newer standard for definition of XML structure</text:span></text:p>
              </text:list-item>
              <text:list-item>
                <text:p><text:span text:style-name="T10">XML</text:span><text:span text:style-name="T6"> benefits over </text:span><text:span text:style-name="T10">DTD</text:span><text:span text:style-name="T6">:</text:span></text:p>
                <text:list>
                  <text:list-item>
                    <text:p><text:span text:style-name="T10">XML</text:span><text:span text:style-name="T6"> schema is also </text:span><text:span text:style-name="T10">XML</text:span></text:p>
                  </text:list-item>
                  <text:list-item>
                    <text:p><text:span text:style-name="T10">XML</text:span><text:span text:style-name="T6"> schema supports data types </text:span><text:span text:style-name="T50">(integer,string,</text:span><text:span text:style-name="T32">URL</text:span><text:span text:style-name="T50">,date, time, float)</text:span></text:p>
                  </text:list-item>
                  <text:list-item>
                    <text:p><text:span text:style-name="T10">XML</text:span><text:span text:style-name="T6"> schemas can be extended</text:span><text:span text:style-name="T50"> (so custom types can be introduced as specialization of more general types)</text:span></text:p>
                  </text:list-item>
                  <text:list-item>
                    <text:p><text:span text:style-name="T10">XML</text:span><text:span text:style-name="T6"> schemas are more expressive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2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XSD</text:span>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10">XML</text:span><text:span text:style-name="T6"> schema is declaration of </text:span><text:span text:style-name="T10">XML</text:span><text:span text:style-name="T6"> structure and file extension is usually</text:span><text:span text:style-name="T33"> .xsd </text:span></text:p>
              </text:list-item>
            </text:list>
          </draw:text-box>
        </draw:frame>
        <draw:custom-shape draw:name="Text Box 7" draw:style-name="gr20" draw:text-style-name="P44" draw:layer="layout" svg:width="27.172cm" svg:height="8.731cm" svg:x="0.428cm" svg:y="7.8cm">
          <text:list text:style-name="L6">
            <text:list-item>
              <text:p text:style-name="P43"><text:span text:style-name="T51">&lt;xsd:schema xmlns:xsd="http://www.w3.org/2001/XMLSchema"&gt;</text:span></text:p>
              <text:p text:style-name="P43"><text:span text:style-name="T51"><text:s text:c="4"/></text:span><text:span text:style-name="T51">&lt;xsd:element name="country" type="Country"/&gt;</text:span></text:p>
              <text:p text:style-name="P43"><text:span text:style-name="T51"><text:s text:c="4"/></text:span><text:span text:style-name="T51">&lt;xsd:complexType name="Country"&gt;</text:span></text:p>
              <text:p text:style-name="P43"><text:span text:style-name="T51"><text:s text:c="8"/></text:span><text:span text:style-name="T51">&lt;xsd:sequence&gt;</text:span></text:p>
              <text:p text:style-name="P43"><text:span text:style-name="T51"><text:s text:c="12"/></text:span><text:span text:style-name="T51">&lt;xsd:element name="name" type="xsd:string"/&gt;</text:span></text:p>
              <text:p text:style-name="P43"><text:span text:style-name="T51"><text:s text:c="12"/></text:span><text:span text:style-name="T51">&lt;xsd:element name="population" type="xsd:decimal"/&gt;</text:span></text:p>
              <text:p text:style-name="P43"><text:span text:style-name="T51"><text:s text:c="8"/></text:span><text:span text:style-name="T51">&lt;/xsd:sequence&gt;</text:span></text:p>
              <text:p text:style-name="P43"><text:span text:style-name="T51"><text:s text:c="4"/></text:span><text:span text:style-name="T51">&lt;/xsd:complexType&gt;</text:span></text:p>
              <text:p text:style-name="P43"><text:span text:style-name="T51">&lt;/xsd:schema&gt;</text:span></text:p>
              <text:p text:style-name="P43"><text:span text:style-name="T51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3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3" draw:master-page-name="Temp3" presentation:presentation-page-layout-name="AL2T1">
        <office:forms form:automatic-focus="false" form:apply-design-mode="false"/>
        <draw:frame presentation:style-name="pr15" draw:layer="layout" svg:width="25.199cm" svg:height="2.465cm" svg:x="1.4cm" svg:y="0.837cm" presentation:class="title" presentation:user-transformed="true">
          <draw:text-box>
            <text:p><text:span text:style-name="T6">Example: persons.xsd</text:span></text:p>
          </draw:text-box>
        </draw:frame>
        <draw:custom-shape draw:name="Rectangle 4" draw:style-name="gr21" draw:text-style-name="P31" draw:layer="layout" svg:width="24.6cm" svg:height="13.019cm" svg:x="2cm" svg:y="4.2cm">
          <text:list text:style-name="L5">
            <text:list-header>
              <text:p text:style-name="P25"><text:span text:style-name="T52">&lt;?xml version="1.0" encoding="UTF-8"?&gt;</text:span></text:p>
              <text:p text:style-name="P25"><text:span text:style-name="T52">&lt;xsd:schema xmlns:xsd="http://www.w3.org/2001/XMLSchema" elementFormDefault="qualified"&gt;</text:span></text:p>
              <text:p text:style-name="P25"><text:span text:style-name="T52"><text:s text:c="4"/></text:span><text:span text:style-name="T52">&lt;xsd:element name="persons" type="personType"/&gt;</text:span></text:p>
              <text:p text:style-name="P25"><text:span text:style-name="T52"><text:s text:c="4"/></text:span><text:span text:style-name="T52">&lt;xsd:complexType name="personType"&gt;</text:span></text:p>
              <text:p text:style-name="P25"><text:span text:style-name="T52"><text:s text:c="8"/></text:span><text:span text:style-name="T52">&lt;xsd:sequence maxOccurs="unbounded"&gt;</text:span></text:p>
              <text:p text:style-name="P25"><text:span text:style-name="T52"><text:s text:c="12"/></text:span><text:span text:style-name="T52">&lt;xsd:element name="person" type="personType"/&gt;</text:span></text:p>
              <text:p text:style-name="P25"><text:span text:style-name="T52"><text:s text:c="8"/></text:span><text:span text:style-name="T52">&lt;/xsd:sequence&gt;</text:span></text:p>
              <text:p text:style-name="P25"><text:span text:style-name="T52"><text:s text:c="4"/></text:span><text:span text:style-name="T52">&lt;/xsd:complexType&gt;</text:span></text:p>
              <text:p text:style-name="P25"><text:span text:style-name="T52"><text:s text:c="4"/></text:span><text:span text:style-name="T52">&lt;xsd:complexType name="personType"&gt;</text:span></text:p>
              <text:p text:style-name="P25"><text:span text:style-name="T52"><text:s text:c="8"/></text:span><text:span text:style-name="T52">&lt;xsd:sequence&gt;</text:span></text:p>
              <text:p text:style-name="P25"><text:span text:style-name="T52"><text:s text:c="12"/></text:span><text:span text:style-name="T52">&lt;xsd:element name="name" type="xsd:string"/&gt;</text:span></text:p>
              <text:p text:style-name="P25"><text:span text:style-name="T52"><text:s text:c="12"/></text:span><text:span text:style-name="T52">&lt;xsd:element name="surname" type="xsd:string"/&gt;</text:span></text:p>
              <text:p text:style-name="P25"><text:span text:style-name="T52"><text:s text:c="8"/></text:span><text:span text:style-name="T52">&lt;/xsd:sequence&gt;</text:span></text:p>
              <text:p text:style-name="P25"><text:span text:style-name="T52"><text:s text:c="8"/></text:span><text:span text:style-name="T52">&lt;xsd:attribute name="id" type="xsd:string"/&gt;</text:span></text:p>
              <text:p text:style-name="P25"><text:span text:style-name="T52"><text:s text:c="4"/></text:span><text:span text:style-name="T52">&lt;/xsd:complexType&gt;</text:span></text:p>
              <text:p text:style-name="P25"><text:span text:style-name="T52">&lt;/xsd:sch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4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Temp3" presentation:presentation-page-layout-name="AL2T1">
        <office:forms form:automatic-focus="false" form:apply-design-mode="false"/>
        <draw:frame presentation:style-name="pr18" draw:layer="layout" svg:width="25.199cm" svg:height="1.851cm" svg:x="1.401cm" svg:y="0.921cm" presentation:class="title" presentation:user-transformed="true">
          <draw:text-box>
            <text:p>Referring to XSD in XML</text:p>
          </draw:text-box>
        </draw:frame>
        <draw:frame presentation:style-name="pr12" draw:layer="layout" svg:width="24.639cm" svg:height="12.178cm" svg:x="1cm" svg:y="3.6cm" presentation:class="outline" presentation:user-transformed="true">
          <draw:text-box>
            <text:list text:style-name="L3">
              <text:list-item>
                <text:p><text:span text:style-name="T6">To declare, that persons.xml uses XSD schema persons.xsd following lines should be added into XML:</text:span></text:p>
              </text:list-item>
            </text:list>
          </draw:text-box>
        </draw:frame>
        <draw:custom-shape draw:name="Rectangle 4" draw:style-name="gr22" draw:text-style-name="P38" draw:layer="layout" svg:width="21.713cm" svg:height="5.022cm" svg:x="3.392cm" svg:y="8.6cm">
          <text:list text:style-name="L5">
            <text:list-header>
              <text:p text:style-name="P37"><text:span text:style-name="T39">&lt;?xml version="1.0" encoding="UTF-8"?&gt;</text:span></text:p>
              <text:p text:style-name="P37"><text:span text:style-name="T53">&lt;!–- schema is located in the same folder --&gt;</text:span></text:p>
              <text:p text:style-name="P37"><text:span text:style-name="T39">&lt;persons </text:span><text:span text:style-name="T40">xmlns:xsi="http://www.w3.org/2001/XMLSchema-instance"</text:span></text:p>
              <text:p text:style-name="P39"><text:span text:style-name="T39"><text:s/></text:span><text:span text:style-name="T39"><text:tab/></text:span><text:span text:style-name="T39"><text:tab/></text:span><text:span text:style-name="T40">xsi:noNamespaceSchemaLocation="persons.xsd"</text:span><text:span text:style-name="T39">&gt;</text:span></text:p>
              <text:p text:style-name="P37"><text:span text:style-name="T39">. . .</text:span></text:p>
              <text:p text:style-name="P37"><text:span text:style-name="T39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46" draw:layer="layout" svg:width="21.838cm" svg:height="5.275cm" svg:x="3.223cm" svg:y="14cm">
          <text:list text:style-name="L5">
            <text:list-header>
              <text:p text:style-name="P45"><text:span text:style-name="T39">&lt;?xml version="1.0" encoding="UTF-8"?&gt;</text:span></text:p>
            </text:list-header>
          </text:list>
          <text:list text:style-name="L6">
            <text:list-header>
              <text:p text:style-name="P43"><text:span text:style-name="T53">&lt;!–- schema location specified as URL --&gt;</text:span></text:p>
              <text:p text:style-name="P43"><text:span text:style-name="T54">&lt;persons </text:span><text:span text:style-name="T55">xmlns:xsi="http://www.w3.org/2001/XMLSchema-instance" </text:span></text:p>
            </text:list-header>
          </text:list>
          <text:list text:style-name="L8">
            <text:list-header>
              <text:p text:style-name="P43"><text:span text:style-name="T56"><text:s text:c="2"/></text:span><text:span text:style-name="T55">xsi:noNamespaceSchemaLocation=</text:span></text:p>
              <text:p text:style-name="P43"><text:span text:style-name="T56"><text:s text:c="2"/></text:span><text:span text:style-name="T55">"http://www.ante.lv/lab01-music-serverside/data/persons.xsd"</text:span><text:span text:style-name="T54">&gt;</text:span></text:p>
            </text:list-header>
          </text:list>
          <text:list text:style-name="L5">
            <text:list-header>
              <text:p text:style-name="P45"><text:span text:style-name="T39">. . .</text:span></text:p>
              <text:p text:style-name="P45"><text:span text:style-name="T39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5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Temp3" presentation:presentation-page-layout-name="AL2T1">
        <office:forms form:automatic-focus="false" form:apply-design-mode="false"/>
        <draw:frame presentation:style-name="pr18" draw:layer="layout" svg:width="25.199cm" svg:height="1.851cm" svg:x="1.201cm" svg:y="0.949cm" presentation:class="title" presentation:user-transformed="true">
          <draw:text-box>
            <text:p>XML validation</text:p>
          </draw:text-box>
        </draw:frame>
        <draw:frame presentation:style-name="pr12" draw:layer="layout" svg:width="26cm" svg:height="15cm" svg:x="1.2cm" svg:y="4.8cm" presentation:class="outline" presentation:user-transformed="true">
          <draw:text-box>
            <text:list text:style-name="L3">
              <text:list-item>
                <text:p><text:span text:style-name="T6">XML validation is used to ensure information in XML is correct according to business rules</text:span></text:p>
              </text:list-item>
              <text:list-item>
                <text:p><text:span text:style-name="T6">Invalid XML</text:span></text:p>
                <text:list>
                  <text:list-item>
                    <text:p><text:span text:style-name="T6">XML does not conform to XML syntax rules</text:span></text:p>
                  </text:list-item>
                </text:list>
              </text:list-item>
              <text:list-item>
                <text:p><text:span text:style-name="T6">Well formed XML</text:span></text:p>
                <text:list>
                  <text:list-item>
                    <text:p><text:span text:style-name="T6">XML conforms to syntax rules of XML, which are the same for all XML documents</text:span></text:p>
                  </text:list-item>
                </text:list>
              </text:list-item>
              <text:list-item>
                <text:p><text:span text:style-name="T6">Valid XML</text:span></text:p>
                <text:list>
                  <text:list-item>
                    <text:p><text:span text:style-name="T6">A valid document also respects the rules dictated by a particular DTD or XSD schema, according to the application-specific choices for particular schema</text:span></text:p>
                  </text:list-item>
                </text:list>
              </text:list-item>
              <text:list-item>
                <text:p><text:span text:style-name="T10">XML</text:span><text:span text:style-name="T6"> validator online </text:span><text:span text:style-name="T6"><text:a xlink:href="http://tools.decisionsoft.com/schemaValidate/" xlink:type="simple">http://tools.decisionsoft.com/schemaValidate/</text:a></text:span>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6" presentation:class="page"/>
          <draw:frame presentation:style-name="pr13" draw:text-style-name="P4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DOM</text:span><text:span text:style-name="T6"><text:tab/></text:span>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10">DOM</text:span><text:span text:style-name="T6"> (</text:span><text:span text:style-name="T10">D</text:span><text:span text:style-name="T6">ocument</text:span><text:span text:style-name="T10"> O</text:span><text:span text:style-name="T6">bject </text:span><text:span text:style-name="T10">M</text:span><text:span text:style-name="T6">odel) — a cross-platform and language-independent convention for representing and interacting with objects in HTML, XHTML, and XML documents.</text:span></text:p>
              </text:list-item>
              <text:list-item>
                <text:p><text:span text:style-name="T10">JDOM</text:span><text:span text:style-name="T6"> is an open source Java-based document object model for XML that was designed specifically for the Java platform so that it can take advantage of its language features</text:span></text:p>
              </text:list-item>
              <text:list-item>
                <text:p><text:span text:style-name="T6">Benefits</text:span></text:p>
                <text:list>
                  <text:list-item>
                    <text:p><text:span text:style-name="T6">It allows to move in document tree up and down, get child elements and parent elements etc</text:span></text:p>
                  </text:list-item>
                  <text:list-item>
                    <text:p><text:span text:style-name="T6">Allows to add and remove sections in document tree</text:span></text:p>
                  </text:list-item>
                  <text:list-item>
                    <text:p><text:span text:style-name="T6">Allows to reorder elements etc.</text:span></text:p>
                  </text:list-item>
                </text:list>
              </text:list-item>
              <text:list-item>
                <text:p><text:span text:style-name="T6">Drawbacks</text:span></text:p>
                <text:list>
                  <text:list-item>
                    <text:p><text:span text:style-name="T6">Need to load all XML into memory</text:span></text:p>
                    <text:p><text:span text:style-name="T57">www.w3.org/DOM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7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Temp3" presentation:presentation-page-layout-name="AL2T1">
        <office:forms form:automatic-focus="false" form:apply-design-mode="false"/>
        <draw:frame presentation:style-name="pr14" draw:layer="layout" svg:width="26.615cm" svg:height="2.404cm" svg:x="1.383cm" svg:y="1.156cm" presentation:class="title">
          <draw:text-box>
            <text:p><text:span text:style-name="T6">SAX</text:span></text:p>
          </draw:text-box>
        </draw:frame>
        <draw:frame presentation:style-name="pr12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0">SAX</text:span><text:span text:style-name="T6"> (</text:span><text:span text:style-name="T10">S</text:span><text:span text:style-name="T6">imple </text:span><text:span text:style-name="T10">A</text:span><text:span text:style-name="T6">PI for </text:span><text:span text:style-name="T10">X</text:span><text:span text:style-name="T6">ML) <text:s/>is an event-driven online algorithm for parsing XML documents, with an API interface developed by the </text:span><text:span text:style-name="T10">XML-DEV</text:span><text:span text:style-name="T6"> mailing list.</text:span></text:p>
              </text:list-item>
              <text:list-item>
                <text:p><text:span text:style-name="T10">SAX</text:span><text:span text:style-name="T6"> parser traverses XML tree and sends events when gets some structure elements, for example:</text:span></text:p>
                <text:list>
                  <text:list-item>
                    <text:p><text:span text:style-name="T6">Start of the element</text:span></text:p>
                  </text:list-item>
                  <text:list-item>
                    <text:p><text:span text:style-name="T6">End of the element</text:span></text:p>
                  </text:list-item>
                  <text:list-item>
                    <text:p><text:span text:style-name="T6">Text</text:span></text:p>
                  </text:list-item>
                </text:list>
              </text:list-item>
              <text:list-item>
                <text:p><text:span text:style-name="T6">SAX parser only reports each parsing event as it happens, and everything except information of unclosed elements</text:span></text:p>
                <text:list>
                  <text:list-item>
                    <text:p><text:span text:style-name="T6">It is fast</text:span></text:p>
                  </text:list-item>
                  <text:list-item>
                    <text:p><text:span text:style-name="T6">Minimum memory required for a SAX parser is proportional to the maximum depth of the XML file</text:span></text:p>
                    <text:p><text:span text:style-name="T6"/></text:p>
                    <text:p><text:span text:style-name="T6">read more: https://docs.oracle.com/javase/tutorial/jaxp/sax/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8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_34__5f_Custom_20_Layout">
        <office:forms form:automatic-focus="false" form:apply-design-mode="false"/>
        <draw:frame draw:name="Rectangle 2" presentation:style-name="pr19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Questions and Comments</text:span></text:p>
          </draw:text-box>
        </draw:frame>
        <presentation:notes draw:style-name="dp2">
          <office:forms form:automatic-focus="false" form:apply-design-mode="false"/>
          <draw:page-thumbnail draw:name="Rectangle 2" draw:style-name="gr1" draw:layer="layout" svg:width="14.123cm" svg:height="10.258cm" svg:x="3.53cm" svg:y="2.05cm" draw:page-number="29" presentation:class="page"/>
          <draw:frame draw:name="Rectangle 3" presentation:style-name="pr20" draw:text-style-name="P50" draw:layer="layout" svg:width="16.948cm" svg:height="12.311cm" svg:x="2.117cm" svg:y="12.994cm" presentation:class="notes" presentation:user-transformed="true">
            <draw:text-box>
              <text:p text:style-name="P48"><text:span text:style-name="T8">Faculty Notes:</text:span></text:p>
              <text:p text:style-name="P48"><text:span text:style-name="T9">Ask the participants if they have any questions or comments.</text:span></text:p>
              <text:p text:style-name="P49"><text:span text:style-name="T8"/></text:p>
              <text:p text:style-name="P49"><text:span text:style-name="T8">Participant Notes: </text:span></text:p>
              <text:p text:style-name="P49"><text:span text:style-name="T9">N/A </text:span></text:p>
              <text:p text:style-name="P49"><text:span text:style-name="T9"/></text:p>
              <text:p text:style-name="P48"><text:span text:style-name="T9"/></text:p>
            </draw:text-box>
          </draw:frame>
          <draw:frame draw:name="Header Placeholder 7" presentation:style-name="pr21" draw:text-style-name="P52" draw:layer="layout" svg:width="9.18cm" svg:height="1.367cm" svg:x="0cm" svg:y="0cm" presentation:class="header" presentation:user-transformed="true">
            <draw:text-box>
              <text:p text:style-name="P51"><text:span text:style-name="T3">ADF 2.0: Java: JDBC</text:span></text:p>
            </draw:text-box>
          </draw:frame>
          <draw:frame draw:name="Footer Placeholder 6" presentation:style-name="pr22" draw:text-style-name="P52" draw:layer="layout" svg:width="9.18cm" svg:height="1.367cm" svg:x="0cm" svg:y="25.985cm" presentation:class="footer" presentation:user-transformed="true">
            <draw:text-box>
              <text:p text:style-name="P51"><text:span text:style-name="T3">Copyright © Accenture 2012</text:span></text:p>
            </draw:text-box>
          </draw:frame>
          <draw:frame draw:name="Slide Number Placeholder 8" presentation:style-name="pr22" draw:text-style-name="P54" draw:layer="layout" svg:width="9.18cm" svg:height="1.367cm" svg:x="12cm" svg:y="25.985cm" presentation:class="page-number" presentation:user-transformed="true">
            <draw:text-box>
              <text:p text:style-name="P53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background" style:family="presentation">
      <style:graphic-properties draw:stroke="none" draw:fill="solid" draw:fill-color="#ffffff"/>
      <style:text-properties style:letter-kerning="true"/>
    </style:style>
    <style:style style:name="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3-outline1" style:family="presentation">
      <style:graphic-properties draw:stroke="none" draw:fill="none" draw:auto-grow-height="false" draw:fit-to-size="shrink-to-fit">
        <text:list-style style:name="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outline2" style:family="presentation" style:parent-style-name="Temp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3" style:family="presentation" style:parent-style-name="Temp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4" style:family="presentation" style:parent-style-name="Temp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5" style:family="presentation" style:parent-style-name="Temp3-outline4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6" style:family="presentation" style:parent-style-name="Temp3-outline5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7" style:family="presentation" style:parent-style-name="Temp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8" style:family="presentation" style:parent-style-name="Temp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9" style:family="presentation" style:parent-style-name="Temp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subtitle" style:family="presentation">
      <style:graphic-properties draw:stroke="none" draw:fill="none" draw:textarea-vertical-align="middle">
        <text:list-style style:name="Tem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3-title" style:family="presentation">
      <style:graphic-properties draw:stroke="none" draw:fill="none" draw:textarea-vertical-align="middle">
        <text:list-style style:name="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9.7999992370605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7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1" style:family="graphic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4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8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9" style:family="presentation" style:parent-style-name="_35__5f_Basic_20_Layout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5__5f_Basic_20_Layou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emp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2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3" style:family="presentation" style:parent-style-name="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6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7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18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26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office:forms form:automatic-focus="false" form:apply-design-mode="false"/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office:forms form:automatic-focus="false" form:apply-design-mode="false"/>
      <draw:frame draw:name="Picture 5" draw:style-name="Mgr3" draw:text-style-name="MP3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3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4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5" draw:text-style-name="MP9" draw:layer="backgroundobjects" svg:width="25.554cm" svg:height="0.766cm" svg:x="1.157cm" svg:y="19.983cm">
        <text:p text:style-name="MP8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5" draw:text-style-name="MP1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135cm" svg:height="1.598cm" svg:x="13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135cm" svg:height="1.598cm" svg:x="13.219cm" svg:y="30.3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office:forms form:automatic-focus="false" form:apply-design-mode="false"/>
      <draw:frame draw:name="Picture 8" draw:style-name="Mgr6" draw:text-style-name="MP3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7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16" draw:layer="backgroundobjects" svg:width="26.615cm" svg:height="2.404cm" svg:x="1.383cm" svg:y="0.952cm" presentation:class="title" presentation:user-transformed="true">
        <draw:text-box>
          <text:p text:style-name="MP4"><text:span text:style-name="MT11">Click to edit the title text formatClick to edit Master title style</text:span></text:p>
        </draw:text-box>
      </draw:frame>
      <draw:line draw:name="Straight Connector 5" draw:style-name="Mgr7" draw:text-style-name="MP3" draw:layer="backgroundobjects" svg:x1="1.402cm" svg:y1="3.56cm" svg:x2="28cm" svg:y2="3.56cm">
        <text:p/>
      </draw:line>
      <draw:custom-shape draw:name="Rectangle 6" draw:style-name="Mgr8" draw:text-style-name="MP9" draw:layer="Background objects" svg:width="25.554cm" svg:height="0.697cm" svg:x="1.157cm" svg:y="19.983cm">
        <text:p text:style-name="MP17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_35__5f_Basic_20_Layout-title" draw:layer="backgroundobjects" svg:width="13.999cm" svg:height="11.136cm" svg:x="3.499cm" svg:y="2.255cm" presentation:class="page"/>
        <draw:frame presentation:style-name="_35__5f_Basic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3" style:page-layout-name="PM1" draw:style-name="Mdp2">
      <office:forms form:automatic-focus="false" form:apply-design-mode="false"/>
      <draw:frame draw:name="Content Placeholder 2" presentation:style-name="Mpr11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15">Click to edit the outline text format</text:span></text:p>
              <text:list>
                <text:list-item>
                  <text:p text:style-name="MP10"><text:span text:style-name="MT15">Second Outline Level</text:span></text:p>
                  <text:list>
                    <text:list-item>
                      <text:p text:style-name="MP10"><text:span text:style-name="MT15">Third Outline Level</text:span></text:p>
                      <text:list>
                        <text:list-item>
                          <text:p text:style-name="MP10"><text:span text:style-name="MT15">Fourth Outline Level</text:span></text:p>
                          <text:list>
                            <text:list-item>
                              <text:p text:style-name="MP10"><text:span text:style-name="MT15">Fifth Outline Level</text:span></text:p>
                              <text:list>
                                <text:list-item>
                                  <text:p text:style-name="MP10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5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1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2" draw:text-style-name="MP16" draw:layer="backgroundobjects" svg:width="26.615cm" svg:height="2.404cm" svg:x="1.383cm" svg:y="1.156cm" presentation:class="title" presentation:user-transformed="true">
        <draw:text-box>
          <text:p text:style-name="MP4"><text:span text:style-name="MT20">C</text:span></text:p>
        </draw:text-box>
      </draw:frame>
      <draw:line draw:name="Straight Connector 5" draw:style-name="Mgr9" draw:text-style-name="MP3" draw:layer="backgroundobjects" svg:x1="1.402cm" svg:y1="3.56cm" svg:x2="28cm" svg:y2="3.56cm">
        <text:p/>
      </draw:line>
      <draw:custom-shape draw:name="Rectangle 7" draw:style-name="Mgr10" draw:text-style-name="MP9" draw:layer="Background objects" svg:width="25.554cm" svg:height="0.697cm" svg:x="1.157cm" svg:y="19.983cm">
        <text:p text:style-name="MP17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emp3-title" draw:layer="backgroundobjects" svg:width="13.999cm" svg:height="11.136cm" svg:x="3.499cm" svg:y="2.255cm" presentation:class="page"/>
        <draw:frame presentation:style-name="Temp3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3" draw:text-style-name="MP3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5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16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1" draw:text-style-name="MP9" draw:layer="Background objects" svg:width="25.554cm" svg:height="0.697cm" svg:x="1.157cm" svg:y="20.174cm">
        <text:p text:style-name="MP17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331cm" svg:height="11.136cm" svg:x="2.832cm" svg:y="2.255cm" presentation:class="page"/>
        <draw:frame presentation:style-name="_34__5f_Custom_20_Layout-notes" draw:layer="backgroundobjects" svg:width="16.798cm" svg:height="13.364cm" svg:x="2.098cm" svg:y="14.105cm" presentation:class="notes" presentation:placeholder="true">
          <draw:text-box/>
        </draw:frame>
        <draw:frame presentation:style-name="Mpr1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3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3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1:05:23</meta:creation-date>
    <dc:date>2016-02-25T14:35:33.440060963</dc:date>
    <meta:editing-duration>PT5H24M27S</meta:editing-duration>
    <meta:editing-cycles>25</meta:editing-cycles>
    <meta:generator>LibreOffice/4.2.8.2$Linux_X86_64 LibreOffice_project/420m0$Build-2</meta:generator>
    <meta:document-statistic meta:object-count="212"/>
  </office:meta>
</office:document-meta>
</file>